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25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5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5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5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5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5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5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4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5" office:value-type="string" calcext:value-type="string">
            <text:p>1189.32 (283.4+905.92)</text:p>
          </table:table-cell>
          <table:table-cell table:number-columns-repeated="3"/>
          <table:table-cell table:style-name="ce25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6:47:28.0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22T16:49:04.824000000</dc:date>
    <meta:editing-duration>P4DT5H49M59S</meta:editing-duration>
    <meta:editing-cycles>1703</meta:editing-cycles>
    <meta:document-statistic meta:table-count="3" meta:cell-count="9560" meta:object-count="0"/>
  </office:meta>
</office:document-meta>
</file>